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47cfd"/>
    </style:style>
    <style:style style:name="P10" style:family="paragraph" style:parent-style-name="Table_20_Contents">
      <style:text-properties officeooo:rsid="000db710" officeooo:paragraph-rsid="001bd8c4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Table_20_Contents">
      <style:text-properties officeooo:rsid="001a4f08" officeooo:paragraph-rsid="001bd8c4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 style:list-style-name="Numerazione_20_UC">
      <style:text-properties officeooo:rsid="001a4f08" officeooo:paragraph-rsid="001a4f08"/>
    </style:style>
    <style:style style:name="P15" style:family="paragraph" style:parent-style-name="Azione_20_attore">
      <style:text-properties officeooo:rsid="0012f53f" officeooo:paragraph-rsid="000cf989"/>
    </style:style>
    <style:style style:name="P16" style:family="paragraph" style:parent-style-name="Azione_20_attore" style:list-style-name="">
      <style:text-properties officeooo:rsid="000cf989" officeooo:paragraph-rsid="000cf989"/>
    </style:style>
    <style:style style:name="P17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8" style:family="paragraph" style:parent-style-name="Azione_20_sistema">
      <style:text-properties officeooo:rsid="0015e382" officeooo:paragraph-rsid="0015e382"/>
    </style:style>
    <style:style style:name="P19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a4f08" style:font-weight-asian="normal" style:font-weight-complex="normal"/>
    </style:style>
    <style:style style:name="T6" style:family="text">
      <style:text-properties fo:font-weight="normal" officeooo:rsid="001bd8c4" style:font-weight-asian="normal" style:font-weight-complex="normal"/>
    </style:style>
    <style:style style:name="T7" style:family="text">
      <style:text-properties officeooo:rsid="0013cfcb"/>
    </style:style>
    <style:style style:name="T8" style:family="text">
      <style:text-properties officeooo:rsid="000ad213"/>
    </style:style>
    <style:style style:name="T9" style:family="text">
      <style:text-properties officeooo:rsid="00185656"/>
    </style:style>
    <style:style style:name="T10" style:family="text">
      <style:text-properties officeooo:rsid="001a4f08"/>
    </style:style>
    <style:style style:name="T11" style:family="text">
      <style:text-properties officeooo:rsid="001bd8c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0"><text:span text:style-name="T11">Visualizza Storico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10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1">i</text:span></text:p>
          </table:table-cell>
          <table:table-cell table:style-name="Tabella33.B2" office:value-type="string">
            <text:list xml:id="list31216057" text:style-name="Numerazione_20_UC">
              <text:list-item>
                <text:p text:style-name="P13"><text:span text:style-name="T2">L'utente </text:span><text:s/>accede alla sezione <text:span text:style-name="T10">Registro</text:span></text:p>
              </text:list-item>
              <text:list-item>
                <text:p text:style-name="P14">L'utente seleziona la classe per cui vuole <text:span text:style-name="T11">visualizzare il registro</text:span></text:p>
              </text:list-item>
              <text:list-item>
                <text:p text:style-name="P17">L'utente seleziona la fuzion<text:span text:style-name="T11">alità Storico Registro</text:span></text:p>
              </text:list-item>
              <text:list-item>
                <text:p text:style-name="P19"><text:span text:style-name="T4">Il sistema </text:span><text:span text:style-name="T3">mostra </text:span><text:span text:style-name="T6">una finestra in cui inserire l'arco temporale per cui visualizzare lo storico</text:span></text:p>
              </text:list-item>
              <text:list-item>
                <text:p text:style-name="P15">L'utente <text:span text:style-name="T11">inserisce la data di inizio e di fine</text:span></text:p>
              </text:list-item>
              <text:list-item>
                <text:p text:style-name="P18">Il sistema <text:span text:style-name="T11">visualizza lo storico del registro</text:span></text:p>
              </text:list-item>
            </text:list>
            <text:p text:style-name="P16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7">mostra </text:span><text:span text:style-name="T11">la schermata dello storico inerente l'arco temporale desiderato 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1220594" text:style-name="L1">
              <text:list-item>
                <text:p text:style-name="P9">Nel caso di un errore utente, il sistema mostra all’utente un messaggio di errore che 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2"><text:span text:style-name="T11">L'utente deve poter visualizzare lo storico entro 2 secondi dall'inserimento della data</text:span></text:p>
          </table:table-cell>
        </table:table-row>
      </table:table>
      <text:p text:style-name="P8"/>
      <text:p text:style-name="P11"><text:span text:style-name="T9">UC_H_</text:span><text:span text:style-name="T10">5</text:span><text:span text:style-name="T11">7</text:span><text:span text:style-name="T9">_</text:span><text:span text:style-name="T11">visualizza_storico</text:span><text:span text:style-name="T10">_registro</text:span><text:span text:style-name="T9">: </text:span><text:span text:style-name="T11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9</meta:editing-cycles>
    <meta:generator>LibreOffice/3.6$Windows_x86 LibreOffice_project/da8c1e6-fd468f4-454e206-f42a4a9-143cfd</meta:generator>
    <dc:date>2012-10-25T11:12:22.35</dc:date>
    <meta:document-statistic meta:table-count="1" meta:image-count="0" meta:object-count="0" meta:page-count="1" meta:paragraph-count="22" meta:word-count="139" meta:character-count="958" meta:non-whitespace-character-count="847"/>
  </office:meta>
</office:document-meta>
</file>